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3">
      <style:paragraph-properties fo:padding="0.0193in" fo:border="0.0008in solid #d9d9e3"/>
    </style:style>
    <style:style style:name="P3" style:family="paragraph" style:parent-style-name="Preformatted_20_Text">
      <style:paragraph-properties fo:margin-top="0in" fo:margin-bottom="0.1965in" fo:padding="0.0193in" fo:border="0.0008in solid #d9d9e3"/>
    </style:style>
    <style:style style:name="P4" style:family="paragraph" style:parent-style-name="Preformatted_20_Text">
      <style:paragraph-properties fo:padding="0.0193in" fo:border="0.0008in solid #d9d9e3"/>
    </style:style>
    <style:style style:name="P5" style:family="paragraph" style:parent-style-name="Heading_20_4">
      <style:paragraph-properties fo:padding="0.0193in" fo:border="0.0008in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Глава 4: Оптимизация и Тестирование</text:span></text:h>
      <text:h text:style-name="P2" text:outline-level="3"><text:span text:style-name="Strong_20_Emphasis">4.1 Оптимизация производительности</text:span></text:h>
      <text:h text:style-name="P5" text:outline-level="4"><text:span text:style-name="Strong_20_Emphasis">Кеширование данных</text:span></text:h>
      <text:p text:style-name="P1">Laravel предоставляет инструменты для кеширования данных, что улучшает производительность приложения за счет уменьшения времени доступа к ресурсам базы данных или другим сложным операциям.</text:p>
      <text:p text:style-name="P4">phpCopy code</text:p>
      <text:p text:style-name="P4"><text:span text:style-name="Source_20_Text">$value = Cache::remember('users', $minutes, function () {</text:span></text:p>
      <text:p text:style-name="P4"><text:span text:style-name="Source_20_Text"><text:s text:c="4"/>return DB::table('users')-&gt;get();</text:span></text:p>
      <text:p text:style-name="P3"><text:span text:style-name="Source_20_Text">});</text:span></text:p>
      <text:h text:style-name="P5" text:outline-level="4"><text:span text:style-name="Strong_20_Emphasis">Оптимизация запросов к базе данных</text:span></text:h>
      <text:p text:style-name="P1">Использование эффективных методов запросов, индексов в базе данных, отложенной загрузки и других методов помогает оптимизировать работу с базой данных и ускорить выполнение запросов.</text:p>
      <text:p text:style-name="P4">phpCopy code</text:p>
      <text:p text:style-name="P3"><text:span text:style-name="Source_20_Text">$users = DB::table('users')-&gt;where('active', true)-&gt;get();</text:span></text:p>
      <text:h text:style-name="P2" text:outline-level="3"><text:span text:style-name="Strong_20_Emphasis">4.2 Тестирование</text:span></text:h>
      <text:h text:style-name="P5" text:outline-level="4"><text:span text:style-name="Strong_20_Emphasis">Зачем нужно тестирование в Laravel</text:span></text:h>
      <text:p text:style-name="P1">Тестирование в Laravel позволяет создавать автоматические тесты для проверки работы приложения, что повышает надежность кода и упрощает его рефакторинг.</text:p>
      <text:p text:style-name="P4">phpCopy code</text:p>
      <text:p text:style-name="P4"><text:span text:style-name="Source_20_Text">public function testBasicTest() {</text:span></text:p>
      <text:p text:style-name="P4"><text:span text:style-name="Source_20_Text"><text:s text:c="4"/>$response = $this-&gt;get('/');</text:span></text:p>
      <text:p text:style-name="P4"><text:span text:style-name="Source_20_Text"><text:s text:c="4"/>$response-&gt;assertStatus(200);</text:span></text:p>
      <text:p text:style-name="P3"><text:span text:style-name="Source_20_Text">}</text:span></text:p>
      <text:h text:style-name="P5" text:outline-level="4"><text:span text:style-name="Strong_20_Emphasis">Тестирование с помощью PHPUnit</text:span></text:h>
      <text:p text:style-name="P1">Laravel интегрирует PHPUnit для написания и выполнения тестов. Он предоставляет удобные средства для тестирования различных аспектов приложения, включая роутинг, контроллеры, модели и представления.</text:p>
      <text:p text:style-name="P4">phpCopy code</text:p>
      <text:p text:style-name="P4"><text:span text:style-name="Source_20_Text">class ExampleTest extends TestCase {</text:span></text:p>
      <text:p text:style-name="P4"><text:span text:style-name="Source_20_Text"><text:s text:c="4"/>public function testBasicTest() {</text:span></text:p>
      <text:p text:style-name="P4"><text:span text:style-name="Source_20_Text"><text:s text:c="8"/>$response = $this-&gt;get('/');</text:span></text:p>
      <text:p text:style-name="P4"><text:span text:style-name="Source_20_Text"><text:s text:c="8"/>$response-&gt;assertStatus(200);</text:span></text:p>
      <text:p text:style-name="P4"><text:span text:style-name="Source_20_Text"><text:s text:c="4"/>}</text:span></text:p>
      <text:p text:style-name="P3"><text:span text:style-name="Source_20_Text">}</text:span></text:p>
      <text:h text:style-name="P2" text:outline-level="3"><text:soft-page-break/><text:span text:style-name="Strong_20_Emphasis">4.3 Дополнительные аспекты</text:span></text:h>
      <text:h text:style-name="P5" text:outline-level="4"><text:span text:style-name="Strong_20_Emphasis">Оптимизация загрузки страниц</text:span></text:h>
      <text:p text:style-name="P1">Минимизация размера файлов, асинхронная загрузка ресурсов, использование CDN и кэширование клиентской стороны помогают оптимизировать скорость загрузки страниц.</text:p>
      <text:h text:style-name="P5" text:outline-level="4"><text:span text:style-name="Strong_20_Emphasis">Использование профайлеров и инструментов анализа</text:span></text:h>
      <text:p text:style-name="P1">Laravel предоставляет инструменты для профилирования и анализа производительности приложения, такие как Laravel Telescope, помогающие выявлять узкие места и улучшать производительность.</text:p>
      <text:h text:style-name="P5" text:outline-level="4"><text:span text:style-name="Strong_20_Emphasis">Настройка сервера и кэширование HTTP-заголовков</text:span></text:h>
      <text:p text:style-name="P1">Настройка веб-сервера, использование HTTP-кэширования и компрессии, а также оптимизация настройки сервера PHP способствуют увеличению скорости отклика приложения.</text:p>
      <text:h text:style-name="P2" text:outline-level="3"><text:span text:style-name="Strong_20_Emphasis">4.4 Документация и масштабирование</text:span></text:h>
      <text:h text:style-name="P5" text:outline-level="4"><text:span text:style-name="Strong_20_Emphasis">Документация проекта</text:span></text:h>
      <text:p text:style-name="P1">Создание подробной документации помогает другим разработчикам понять структуру и функционал приложения, ускоряет процесс разработки и поддержки.</text:p>
      <text:h text:style-name="P5" text:outline-level="4"><text:span text:style-name="Strong_20_Emphasis">Деплой и масштабирование</text:span></text:h>
      <text:p text:style-name="P1">Подготовка приложения к деплою, его масштабирование и управление нагрузкой позволяют обеспечить стабильную работу при росте числа пользователей.</text:p>
      <text:p text:style-name="P1">Это основные аспекты оптимизации производительности и тестирования в Laravel. Каждый из этих аспектов играет важную роль в создании быстрых, стабильных и надежных веб-приложений, и может быть изучен и применен для улучшения качества и производительности вашего проект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17:39.37</dc:date>
    <meta:document-statistic meta:table-count="0" meta:image-count="0" meta:object-count="0" meta:page-count="2" meta:paragraph-count="42" meta:word-count="308" meta:character-count="2666"/>
    <dc:creator>Dima Wide</dc:creator>
    <meta:user-defined meta:name="Info 1"/>
    <meta:user-defined meta:name="Info 2"/>
    <meta:user-defined meta:name="Info 3"/>
    <meta:user-defined meta:name="Info 4"/>
  </office:meta>
</office:document-meta>
</file>